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4: Работа с файлами и директориями в PHP</text:h>
      <text:h text:style-name="P1" text:outline-level="4">4.1. Чтение и запись файлов</text:h>
      <text:p text:style-name="P2"><text:span text:style-name="Strong_20_Emphasis">Открытие файлов</text:span>: Функция <text:span text:style-name="Source_20_Text">fopen()</text:span> используется для открытия файла в PHP. Можно указать режим доступа к файлу (чтение, запись, добавление).</text:p>
      <text:p text:style-name="P2"><text:span text:style-name="Strong_20_Emphasis">Чтение данных из файла</text:span>: Функции <text:span text:style-name="Source_20_Text">fgets()</text:span>, <text:span text:style-name="Source_20_Text">fread()</text:span>, <text:span text:style-name="Source_20_Text">file()</text:span> позволяют читать содержимое файла.</text:p>
      <text:p text:style-name="P2"><text:span text:style-name="Strong_20_Emphasis">Запись данных в файл</text:span>: Функции <text:span text:style-name="Source_20_Text">fwrite()</text:span>, <text:span text:style-name="Source_20_Text">file_put_contents()</text:span> позволяют записывать данные в файл.</text:p>
      <text:h text:style-name="P1" text:outline-level="4">4.2. Работа с директориями</text:h>
      <text:p text:style-name="P2"><text:span text:style-name="Strong_20_Emphasis">Создание и удаление директорий</text:span>: Функции <text:span text:style-name="Source_20_Text">mkdir()</text:span> и <text:span text:style-name="Source_20_Text">rmdir()</text:span> используются для создания и удаления директорий соответственно.</text:p>
      <text:p text:style-name="P2"><text:span text:style-name="Strong_20_Emphasis">Получение списка файлов и директорий</text:span>: Функции <text:span text:style-name="Source_20_Text">scandir()</text:span>, <text:span text:style-name="Source_20_Text">glob()</text:span>, <text:span text:style-name="Source_20_Text">opendir()</text:span> позволяют получать список файлов и директорий в указанной директории.</text:p>
      <text:p text:style-name="P2"><text:span text:style-name="Strong_20_Emphasis">Работа с файловой системой через PHP</text:span></text:p>
      <text:p text:style-name="P2">PHP предоставляет множество функций для взаимодействия с файловой системой. Они могут использоваться для управления файлами и директориями на сервере.</text:p>
      <text:h text:style-name="P1" text:outline-level="4">4.3. Работа с файловой системой через PHP</text:h>
      <text:p text:style-name="P2"><text:span text:style-name="Strong_20_Emphasis">Загрузка файлов на сервер</text:span>: При помощи HTML-форм и PHP можно загружать файлы на сервер с помощью функции <text:span text:style-name="Source_20_Text">move_uploaded_file()</text:span>.</text:p>
      <text:p text:style-name="P2"><text:span text:style-name="Strong_20_Emphasis">Управление правами доступа к файлам и директориям</text:span>: Функции <text:span text:style-name="Source_20_Text">chmod()</text:span>, <text:span text:style-name="Source_20_Text">chown()</text:span> позволяют устанавливать права доступа и владельца файлов и директорий.</text:p>
      <text:p text:style-name="P2"><text:span text:style-name="Strong_20_Emphasis">Работа с путями к файлам и директориям</text:span>: Функции <text:span text:style-name="Source_20_Text">realpath()</text:span>, <text:span text:style-name="Source_20_Text">basename()</text:span>, <text:span text:style-name="Source_20_Text">dirname()</text:span> помогают манипулировать путями к файлам и директориям.</text:p>
      <text:h text:style-name="P1" text:outline-level="4">4.4. Применение работы с файлами и директориями в профессиональной разработке</text:h>
      <text:p text:style-name="P2"><text:span text:style-name="Strong_20_Emphasis">Хранение данных в файловой системе</text:span>: Файлы используются для хранения статических и динамических данных, таких как изображения, логи, кэши, конфигурационные файлы.</text:p>
      <text:p text:style-name="P2"><text:span text:style-name="Strong_20_Emphasis">Работа с логами и отладочной информацией</text:span>: Запись в файлы позволяет сохранять логи, отладочную информацию для последующего анализа.</text:p>
      <text:p text:style-name="P2"><text:span text:style-name="Strong_20_Emphasis">Обмен файлами между сервером и клиентом</text:span>: PHP может обрабатывать загрузку и скачивание файлов, что полезно для работы с файлами, загруженными пользователями.</text:p>
      <text:p text:style-name="P2"><text:span text:style-name="Strong_20_Emphasis">Управление файлами на сервере</text:span>: Управление файлами и директориями на сервере через PHP может использоваться для создания, удаления и переименования файлов, что является неотъемлемой частью управления контентом в веб-приложениях.</text:p>
      <text:p text:style-name="P2">Работа с файлами и директориями в PHP важна для множества аспектов разработки, включая хранение данных, управление файлами на сервере и обмен файлами между клиентом и сервером. Это важная часть функционала, которая используется в повседневной практике профессиональных PHP-разработчик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1:24:48.80</dc:date>
    <meta:document-statistic meta:table-count="0" meta:image-count="0" meta:object-count="0" meta:page-count="1" meta:paragraph-count="20" meta:word-count="314" meta:character-count="2359"/>
    <dc:creator>Dima Wide</dc:creator>
    <meta:user-defined meta:name="Info 1"/>
    <meta:user-defined meta:name="Info 2"/>
    <meta:user-defined meta:name="Info 3"/>
    <meta:user-defined meta:name="Info 4"/>
  </office:meta>
</office:document-meta>
</file>